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Text_20_body">
      <style:text-properties officeooo:rsid="0011a4fc" officeooo:paragraph-rsid="0011a4fc"/>
    </style:style>
    <style:style style:name="P4" style:family="paragraph" style:parent-style-name="Text_20_body">
      <style:text-properties officeooo:rsid="00124345" officeooo:paragraph-rsid="00124345"/>
    </style:style>
    <style:style style:name="P5" style:family="paragraph" style:parent-style-name="Text_20_body">
      <style:text-properties officeooo:paragraph-rsid="0012ee7f"/>
    </style:style>
    <style:style style:name="P6" style:family="paragraph" style:parent-style-name="Text_20_body">
      <style:text-properties officeooo:rsid="0017789f" officeooo:paragraph-rsid="0017789f"/>
    </style:style>
    <style:style style:name="P7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8" style:family="paragraph" style:parent-style-name="Text_20_body">
      <style:text-properties officeooo:rsid="001d189b" officeooo:paragraph-rsid="001d189b"/>
    </style:style>
    <style:style style:name="P9" style:family="paragraph" style:parent-style-name="Text_20_body">
      <style:text-properties officeooo:rsid="001efa65" officeooo:paragraph-rsid="001efa65"/>
    </style:style>
    <style:style style:name="P10" style:family="paragraph" style:parent-style-name="Text_20_body">
      <style:text-properties officeooo:paragraph-rsid="0021b4ae"/>
    </style:style>
    <style:style style:name="P11" style:family="paragraph" style:parent-style-name="Text_20_body">
      <style:text-properties officeooo:rsid="0022b531" officeooo:paragraph-rsid="0022b531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3" style:family="paragraph" style:parent-style-name="Standard">
      <style:paragraph-properties fo:text-align="center" style:justify-single-word="false"/>
      <style:text-properties style:font-name="Calibri" officeooo:rsid="000e5a66" officeooo:paragraph-rsid="000e5a66"/>
    </style:style>
    <style:style style:name="P14" style:family="paragraph" style:parent-style-name="Text_20_body">
      <style:paragraph-properties fo:break-before="page"/>
      <style:text-properties officeooo:rsid="00124345" officeooo:paragraph-rsid="00124345"/>
    </style:style>
    <style:style style:name="P15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6" style:family="paragraph" style:parent-style-name="Table_20_Contents">
      <style:text-properties officeooo:rsid="001402c3" officeooo:paragraph-rsid="001402c3"/>
    </style:style>
    <style:style style:name="P17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8" style:family="paragraph" style:parent-style-name="Heading_20_1">
      <style:text-properties officeooo:rsid="000e5a66" officeooo:paragraph-rsid="000e5a66"/>
    </style:style>
    <style:style style:name="P19" style:family="paragraph" style:parent-style-name="Heading_20_1">
      <style:text-properties officeooo:rsid="0012ee7f" officeooo:paragraph-rsid="0012ee7f"/>
    </style:style>
    <style:style style:name="P20" style:family="paragraph" style:parent-style-name="Heading_20_2">
      <style:text-properties officeooo:rsid="000fecaa" officeooo:paragraph-rsid="000fecaa"/>
    </style:style>
    <style:style style:name="P21" style:family="paragraph" style:parent-style-name="Heading_20_2">
      <style:text-properties officeooo:rsid="0021b4ae" officeooo:paragraph-rsid="0021b4ae"/>
    </style:style>
    <style:style style:name="P22" style:family="paragraph" style:parent-style-name="Heading_20_2">
      <style:text-properties officeooo:rsid="0012ee7f" officeooo:paragraph-rsid="0012ee7f"/>
    </style:style>
    <style:style style:name="P23" style:family="paragraph" style:parent-style-name="Text_20_body">
      <style:text-properties officeooo:rsid="00231408" officeooo:paragraph-rsid="0022b531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68f87"/>
    </style:style>
    <style:style style:name="T5" style:family="text">
      <style:text-properties officeooo:rsid="001778f5"/>
    </style:style>
    <style:style style:name="T6" style:family="text">
      <style:text-properties officeooo:rsid="001da2ce"/>
    </style:style>
    <style:style style:name="T7" style:family="text">
      <style:text-properties officeooo:rsid="00200b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PHP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8" text:outline-level="1">Idée<text:span text:style-name="T2">s</text:span> de départ</text:h>
      <text:h text:style-name="P20" text:outline-level="2">Brainstorming</text:h>
      <text:p text:style-name="P6">GIT ?</text:p>
      <text:p text:style-name="P3">BDD <text:span text:style-name="T5">(connexions, ordonnances, médicaments)</text:span></text:p>
      <text:p text:style-name="P3">rappels (<text:span text:style-name="T3">médicaments</text:span>, ordonnance)</text:p>
      <text:p text:style-name="P4">gestion de stock de médicaments</text:p>
      <text:p text:style-name="P8">entreprises pour les déplacements <text:span text:style-name="T6">(mise en contact)</text:span></text:p>
      <text:p text:style-name="P9">entreprises plus générales (service – entreprise – contact )</text:p>
      <text:p text:style-name="P7">MVC</text:p>
      <text:p text:style-name="P7"/>
      <text:h text:style-name="P21" text:outline-level="2">Base de données</text:h>
      <text:p text:style-name="P10"/>
      <text:p text:style-name="P11">Membres <text:tab/>ordonnances – médicaments</text:p>
      <text:p text:style-name="P11"><text:tab/><text:tab/>services – entreprise – contact</text:p>
      <text:p text:style-name="P23">test</text:p>
      <text:p text:style-name="P14"/>
      <text:h text:style-name="P19" text:outline-level="1">Répartition du travail</text:h>
      <text:h text:style-name="P22" text:outline-level="2">Par personne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Séance</text:p>
          </table:table-cell>
          <table:table-cell table:style-name="Table1.A1" office:value-type="string">
            <text:p text:style-name="P17">Membres</text:p>
          </table:table-cell>
          <table:table-cell table:style-name="Table1.C1" office:value-type="string">
            <text:p text:style-name="P15">Tâche</text:p>
          </table:table-cell>
        </table:table-row>
        <table:table-row>
          <table:table-cell table:style-name="Table1.A2" table:number-rows-spanned="5" office:value-type="string">
            <text:p text:style-name="P16">Séance 1</text:p>
          </table:table-cell>
          <table:table-cell table:style-name="Table1.A2" office:value-type="string">
            <text:p text:style-name="P16">Maxime</text:p>
          </table:table-cell>
          <table:table-cell table:style-name="Table1.C2" office:value-type="string">
            <text:p text:style-name="P16">Brainstorming</text:p>
          </table:table-cell>
        </table:table-row>
        <table:table-row>
          <table:covered-table-cell/>
          <table:table-cell table:style-name="Table1.A2" office:value-type="string">
            <text:p text:style-name="P16">Valentin</text:p>
          </table:table-cell>
          <table:table-cell table:style-name="Table1.C2" office:value-type="string">
            <text:p text:style-name="P16">Brainstorming</text:p>
          </table:table-cell>
        </table:table-row>
        <table:table-row>
          <table:covered-table-cell/>
          <table:table-cell table:style-name="Table1.A2" office:value-type="string">
            <text:p text:style-name="P16">Robert</text:p>
          </table:table-cell>
          <table:table-cell table:style-name="Table1.C2" office:value-type="string">
            <text:p text:style-name="P16">Brainstorming</text:p>
          </table:table-cell>
        </table:table-row>
        <table:table-row>
          <table:covered-table-cell/>
          <table:table-cell table:style-name="Table1.A2" office:value-type="string">
            <text:p text:style-name="P16">Kevin</text:p>
          </table:table-cell>
          <table:table-cell table:style-name="Table1.C2" office:value-type="string">
            <text:p text:style-name="P16">Brainstorming</text:p>
          </table:table-cell>
        </table:table-row>
        <table:table-row>
          <table:covered-table-cell/>
          <table:table-cell table:style-name="Table1.A2" office:value-type="string">
            <text:p text:style-name="P16">Edouard</text:p>
          </table:table-cell>
          <table:table-cell table:style-name="Table1.C2" office:value-type="string">
            <text:p text:style-name="P16">Brainstorming, <text:span text:style-name="T7">notes</text:span></text:p>
          </table:table-cell>
        </table:table-row>
        <table:table-row>
          <table:table-cell table:style-name="Table1.A2" table:number-rows-spanned="5" office:value-type="string">
            <text:p text:style-name="P16">Séance <text:span text:style-name="T4">2</text:span></text:p>
          </table:table-cell>
          <table:table-cell table:style-name="Table1.A2" office:value-type="string">
            <text:p text:style-name="P16">Maxime</text:p>
          </table:table-cell>
          <table:table-cell table:style-name="Table1.C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6">Valentin</text:p>
          </table:table-cell>
          <table:table-cell table:style-name="Table1.C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6">Robert</text:p>
          </table:table-cell>
          <table:table-cell table:style-name="Table1.C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6">Kevin</text:p>
          </table:table-cell>
          <table:table-cell table:style-name="Table1.C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6">Edouard</text:p>
          </table:table-cell>
          <table:table-cell table:style-name="Table1.C2" office:value-type="string">
            <text:p text:style-name="P16"/>
          </table:table-cell>
        </table:table-row>
      </table:table>
      <text:p text:style-name="P5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34M35S</meta:editing-duration>
    <meta:editing-cycles>24</meta:editing-cycles>
    <meta:generator>LibreOffice/5.1.2.2$MacOSX_X86_64 LibreOffice_project/d3bf12ecb743fc0d20e0be0c58ca359301eb705f</meta:generator>
    <dc:date>2016-12-12T09:04:16.074529000</dc:date>
    <meta:document-statistic meta:table-count="1" meta:image-count="0" meta:object-count="0" meta:page-count="2" meta:paragraph-count="37" meta:word-count="82" meta:character-count="594" meta:non-whitespace-character-count="545"/>
  </office:meta>
</office:document-meta>
</file>